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30.794cm" svg:height="11.093cm" svg:x="4.125cm" svg:y="10.773cm">
            <draw:object draw:notify-on-update-of-ranges="Tabelle1.A1:Tabelle1.A18 Tabelle1.B1:Tabelle1.B18 Tabelle1.C1:Tabelle1.C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.109cm" svg:height="9.573cm" svg:x="10.395cm" svg:y="0.453cm">
            <draw:object draw:notify-on-update-of-ranges="Tabelle1.E1:Tabelle1.E18 Tabelle1.F1:Tabelle1.F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57" calcext:value-type="float">
            <text:p>95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]/[.$A1]" office:value-type="percentage" office:value="0.98659793814433" calcext:value-type="percentage">
            <text:p>98,66%</text:p>
          </table:table-cell>
          <table:table-cell table:formula="of:=[.C1]/[.$A1]" office:value-type="percentage" office:value="0.00206185567010309" calcext:value-type="percentage">
            <text:p>0,21%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2]/[.$A2]" office:value-type="percentage" office:value="0.662698412698413" calcext:value-type="percentage">
            <text:p>66,27%</text:p>
          </table:table-cell>
          <table:table-cell table:formula="of:=[.C2]/[.$A2]" office:value-type="percentage" office:value="0.277777777777778" calcext:value-type="percentage">
            <text:p>27,78%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3]/[.$A3]" office:value-type="percentage" office:value="0.401129943502825" calcext:value-type="percentage">
            <text:p>40,11%</text:p>
          </table:table-cell>
          <table:table-cell table:formula="of:=[.C3]/[.$A3]" office:value-type="percentage" office:value="0.124293785310734" calcext:value-type="percentage">
            <text:p>12,43%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4]/[.$A4]" office:value-type="percentage" office:value="0.441717791411043" calcext:value-type="percentage">
            <text:p>44,17%</text:p>
          </table:table-cell>
          <table:table-cell table:formula="of:=[.C4]/[.$A4]" office:value-type="percentage" office:value="0.134969325153374" calcext:value-type="percentage">
            <text:p>13,50%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5]/[.$A5]" office:value-type="percentage" office:value="0.548936170212766" calcext:value-type="percentage">
            <text:p>54,89%</text:p>
          </table:table-cell>
          <table:table-cell table:formula="of:=[.C5]/[.$A5]" office:value-type="percentage" office:value="0.251063829787234" calcext:value-type="percentage">
            <text:p>25,11%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8" calcext:value-type="float">
            <text:p>118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B6]/[.$A6]" office:value-type="percentage" office:value="0.536363636363636" calcext:value-type="percentage">
            <text:p>53,64%</text:p>
          </table:table-cell>
          <table:table-cell table:formula="of:=[.C6]/[.$A6]" office:value-type="percentage" office:value="0.209090909090909" calcext:value-type="percentage">
            <text:p>20,91%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6" calcext:value-type="float">
            <text:p>206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B7]/[.$A7]" office:value-type="percentage" office:value="0.774436090225564" calcext:value-type="percentage">
            <text:p>77,44%</text:p>
          </table:table-cell>
          <table:table-cell table:formula="of:=[.C7]/[.$A7]" office:value-type="percentage" office:value="0.334586466165414" calcext:value-type="percentage">
            <text:p>33,46%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B8]/[.$A8]" office:value-type="percentage" office:value="0.654545454545455" calcext:value-type="percentage">
            <text:p>65,45%</text:p>
          </table:table-cell>
          <table:table-cell table:formula="of:=[.C8]/[.$A8]" office:value-type="percentage" office:value="0.323636363636364" calcext:value-type="percentage">
            <text:p>32,36%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91" calcext:value-type="float">
            <text:p>191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B9]/[.$A9]" office:value-type="percentage" office:value="0.593167701863354" calcext:value-type="percentage">
            <text:p>59,32%</text:p>
          </table:table-cell>
          <table:table-cell table:formula="of:=[.C9]/[.$A9]" office:value-type="percentage" office:value="0.332298136645963" calcext:value-type="percentage">
            <text:p>33,23%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69" calcext:value-type="float">
            <text:p>269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B10]/[.$A10]" office:value-type="percentage" office:value="0.881967213114754" calcext:value-type="percentage">
            <text:p>88,20%</text:p>
          </table:table-cell>
          <table:table-cell table:formula="of:=[.C10]/[.$A10]" office:value-type="percentage" office:value="0.40655737704918" calcext:value-type="percentage">
            <text:p>40,66%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7" calcext:value-type="float">
            <text:p>157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11]/[.$A11]" office:value-type="percentage" office:value="0.606177606177606" calcext:value-type="percentage">
            <text:p>60,62%</text:p>
          </table:table-cell>
          <table:table-cell table:formula="of:=[.C11]/[.$A11]" office:value-type="percentage" office:value="0.266409266409266" calcext:value-type="percentage">
            <text:p>26,64%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51" calcext:value-type="float">
            <text:p>151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12]/[.$A12]" office:value-type="percentage" office:value="0.587548638132296" calcext:value-type="percentage">
            <text:p>58,75%</text:p>
          </table:table-cell>
          <table:table-cell table:formula="of:=[.C12]/[.$A12]" office:value-type="percentage" office:value="0.280155642023346" calcext:value-type="percentage">
            <text:p>28,02%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3" calcext:value-type="float">
            <text:p>10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B13]/[.$A13]" office:value-type="percentage" office:value="0.497584541062802" calcext:value-type="percentage">
            <text:p>49,76%</text:p>
          </table:table-cell>
          <table:table-cell table:formula="of:=[.C13]/[.$A13]" office:value-type="percentage" office:value="0.164251207729469" calcext:value-type="percentage">
            <text:p>16,43%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14]/[.$A14]" office:value-type="percentage" office:value="0.620689655172414" calcext:value-type="percentage">
            <text:p>62,07%</text:p>
          </table:table-cell>
          <table:table-cell table:formula="of:=[.C14]/[.$A14]" office:value-type="percentage" office:value="0.172413793103448" calcext:value-type="percentage">
            <text:p>17,24%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B15]/[.$A15]" office:value-type="percentage" office:value="0.492307692307692" calcext:value-type="percentage">
            <text:p>49,23%</text:p>
          </table:table-cell>
          <table:table-cell table:formula="of:=[.C15]/[.$A15]" office:value-type="percentage" office:value="0.194871794871795" calcext:value-type="percentage">
            <text:p>19,49%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6" calcext:value-type="float">
            <text:p>216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[.B16]/[.$A16]" office:value-type="percentage" office:value="0.617142857142857" calcext:value-type="percentage">
            <text:p>61,71%</text:p>
          </table:table-cell>
          <table:table-cell table:formula="of:=[.C16]/[.$A16]" office:value-type="percentage" office:value="0.374285714285714" calcext:value-type="percentage">
            <text:p>37,43%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9" calcext:value-type="float">
            <text:p>209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B17]/[.$A17]" office:value-type="percentage" office:value="0.62202380952381" calcext:value-type="percentage">
            <text:p>62,20%</text:p>
          </table:table-cell>
          <table:table-cell table:formula="of:=[.C17]/[.$A17]" office:value-type="percentage" office:value="0.363095238095238" calcext:value-type="percentage">
            <text:p>36,31%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8]/[.$A18]" office:value-type="percentage" office:value="0.393548387096774" calcext:value-type="percentage">
            <text:p>39,35%</text:p>
          </table:table-cell>
          <table:table-cell table:formula="of:=[.C18]/[.$A18]" office:value-type="percentage" office:value="0.0967741935483871" calcext:value-type="percentage">
            <text:p>9,6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7T20:52:36.455000000</dc:date>
    <meta:document-statistic meta:table-count="1" meta:cell-count="90" meta:object-count="2"/>
    <meta:generator>LibreOffice/4.1.3.2$Windows_x86 LibreOffice_project/70feb7d99726f064edab4605a8ab840c50ec57a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795cm" svg:height="11.094cm" xlink:href=".." xlink:type="simple" chart:class="chart:bar" chart:style-name="ch1">
        <chart:legend chart:legend-position="end" svg:x="28.717cm" svg:y="4.711cm" style:legend-expansion="high" chart:style-name="ch2"/>
        <chart:plot-area chart:style-name="ch3" table:cell-range-address="Tabelle1.A1:Tabelle1.C18" svg:x="1.065cm" svg:y="1.019cm" svg:width="26.422cm" svg:height="9.434cm">
          <chartooo:coordinate-region svg:x="2.057cm" svg:y="1.232cm" svg:width="25.43cm" svg:height="8.5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A1:Tabelle1.A18" chart:class="chart:bar">
            <chart:data-point chart:repeated="18"/>
          </chart:series>
          <chart:series chart:style-name="ch8" chart:values-cell-range-address="Tabelle1.B1:Tabelle1.B18" chart:class="chart:bar">
            <chart:data-point chart:repeated="18"/>
          </chart:series>
          <chart:series chart:style-name="ch9" chart:values-cell-range-address="Tabelle1.C1:Tabelle1.C18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0">
                <text:p>970</text:p>
                <draw:g>
                  <svg:desc>Tabelle1.A1:Tabelle1.A18</svg:desc>
                </draw:g>
              </table:table-cell>
              <table:table-cell office:value-type="float" office:value="957">
                <text:p>957</text:p>
                <draw:g>
                  <svg:desc>Tabelle1.B1:Tabelle1.B18</svg:desc>
                </draw:g>
              </table:table-cell>
              <table:table-cell office:value-type="float" office:value="2">
                <text:p>2</text:p>
                <draw:g>
                  <svg:desc>Tabelle1.C1:Tabelle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">
                <text:p>252</text:p>
              </table:table-cell>
              <table:table-cell office:value-type="float" office:value="167">
                <text:p>1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7">
                <text:p>177</text:p>
              </table:table-cell>
              <table:table-cell office:value-type="float" office:value="71">
                <text:p>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3">
                <text:p>163</text:p>
              </table:table-cell>
              <table:table-cell office:value-type="float" office:value="72">
                <text:p>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5">
                <text:p>235</text:p>
              </table:table-cell>
              <table:table-cell office:value-type="float" office:value="129">
                <text:p>1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0">
                <text:p>220</text:p>
              </table:table-cell>
              <table:table-cell office:value-type="float" office:value="118">
                <text:p>1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6">
                <text:p>266</text:p>
              </table:table-cell>
              <table:table-cell office:value-type="float" office:value="206">
                <text:p>2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5">
                <text:p>275</text:p>
              </table:table-cell>
              <table:table-cell office:value-type="float" office:value="180">
                <text:p>1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2">
                <text:p>322</text:p>
              </table:table-cell>
              <table:table-cell office:value-type="float" office:value="191">
                <text:p>19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">
                <text:p>305</text:p>
              </table:table-cell>
              <table:table-cell office:value-type="float" office:value="269">
                <text:p>26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9">
                <text:p>259</text:p>
              </table:table-cell>
              <table:table-cell office:value-type="float" office:value="157">
                <text:p>15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7">
                <text:p>257</text:p>
              </table:table-cell>
              <table:table-cell office:value-type="float" office:value="151">
                <text:p>15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7">
                <text:p>207</text:p>
              </table:table-cell>
              <table:table-cell office:value-type="float" office:value="103">
                <text:p>1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4">
                <text:p>174</text:p>
              </table:table-cell>
              <table:table-cell office:value-type="float" office:value="108">
                <text:p>10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">
                <text:p>195</text:p>
              </table:table-cell>
              <table:table-cell office:value-type="float" office:value="96">
                <text:p>9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216">
                <text:p>21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6">
                <text:p>336</text:p>
              </table:table-cell>
              <table:table-cell office:value-type="float" office:value="209">
                <text:p>20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5">
                <text:p>155</text:p>
              </table:table-cell>
              <table:table-cell office:value-type="float" office:value="61">
                <text:p>61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1cm" svg:height="9.574cm" xlink:href=".." xlink:type="simple" chart:class="chart:bar" chart:style-name="ch1">
        <chart:legend chart:legend-position="end" svg:x="23.032cm" svg:y="4.213cm" style:legend-expansion="high" chart:style-name="ch2"/>
        <chart:plot-area chart:style-name="ch3" table:cell-range-address="Tabelle1.E1:Tabelle1.F18" svg:x="0.952cm" svg:y="0.899cm" svg:width="21.076cm" svg:height="8.064cm">
          <chartooo:coordinate-region svg:x="2.552cm" svg:y="1.112cm" svg:width="19.476cm" svg:height="7.1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E1:Tabelle1.E18" chart:class="chart:bar">
            <chart:data-point chart:repeated="18"/>
          </chart:series>
          <chart:series chart:style-name="ch8" chart:values-cell-range-address="Tabelle1.F1:Tabelle1.F18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659793814433">
                <text:p>0.98659793814433</text:p>
                <draw:g>
                  <svg:desc>Tabelle1.E1:Tabelle1.E18</svg:desc>
                </draw:g>
              </table:table-cell>
              <table:table-cell office:value-type="float" office:value="0.00206185567010309">
                <text:p>0.00206185567010309</text:p>
                <draw:g>
                  <svg:desc>Tabelle1.F1:Tabelle1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698412698413">
                <text:p>0.662698412698413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1129943502825">
                <text:p>0.401129943502825</text:p>
              </table:table-cell>
              <table:table-cell office:value-type="float" office:value="0.124293785310734">
                <text:p>0.124293785310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1717791411043">
                <text:p>0.441717791411043</text:p>
              </table:table-cell>
              <table:table-cell office:value-type="float" office:value="0.134969325153374">
                <text:p>0.134969325153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8936170212766">
                <text:p>0.548936170212766</text:p>
              </table:table-cell>
              <table:table-cell office:value-type="float" office:value="0.251063829787234">
                <text:p>0.251063829787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6363636363636">
                <text:p>0.536363636363636</text:p>
              </table:table-cell>
              <table:table-cell office:value-type="float" office:value="0.209090909090909">
                <text:p>0.209090909090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4436090225564">
                <text:p>0.774436090225564</text:p>
              </table:table-cell>
              <table:table-cell office:value-type="float" office:value="0.334586466165414">
                <text:p>0.3345864661654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4545454545455">
                <text:p>0.654545454545455</text:p>
              </table:table-cell>
              <table:table-cell office:value-type="float" office:value="0.323636363636364">
                <text:p>0.323636363636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3167701863354">
                <text:p>0.593167701863354</text:p>
              </table:table-cell>
              <table:table-cell office:value-type="float" office:value="0.332298136645963">
                <text:p>0.332298136645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1967213114754">
                <text:p>0.881967213114754</text:p>
              </table:table-cell>
              <table:table-cell office:value-type="float" office:value="0.40655737704918">
                <text:p>0.406557377049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06177606177606">
                <text:p>0.606177606177606</text:p>
              </table:table-cell>
              <table:table-cell office:value-type="float" office:value="0.266409266409266">
                <text:p>0.2664092664092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87548638132296">
                <text:p>0.587548638132296</text:p>
              </table:table-cell>
              <table:table-cell office:value-type="float" office:value="0.280155642023346">
                <text:p>0.2801556420233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97584541062802">
                <text:p>0.497584541062802</text:p>
              </table:table-cell>
              <table:table-cell office:value-type="float" office:value="0.164251207729469">
                <text:p>0.1642512077294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0.172413793103448">
                <text:p>0.1724137931034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92307692307692">
                <text:p>0.492307692307692</text:p>
              </table:table-cell>
              <table:table-cell office:value-type="float" office:value="0.194871794871795">
                <text:p>0.194871794871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7142857142857">
                <text:p>0.617142857142857</text:p>
              </table:table-cell>
              <table:table-cell office:value-type="float" office:value="0.374285714285714">
                <text:p>0.374285714285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2202380952381">
                <text:p>0.62202380952381</text:p>
              </table:table-cell>
              <table:table-cell office:value-type="float" office:value="0.363095238095238">
                <text:p>0.3630952380952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3548387096774">
                <text:p>0.393548387096774</text:p>
              </table:table-cell>
              <table:table-cell office:value-type="float" office:value="0.0967741935483871">
                <text:p>0.09677419354838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